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line-height="200%" fo:text-align="start" style:justify-single-word="false"/>
    </style:style>
    <style:style style:name="P2" style:family="paragraph" style:parent-style-name="Header">
      <style:paragraph-properties fo:line-height="200%" fo:text-align="start" style:justify-single-word="false">
        <style:tab-stops>
          <style:tab-stop style:position="0in" style:type="right"/>
        </style:tab-stops>
      </style:paragraph-properties>
    </style:style>
    <style:style style:name="P3" style:family="paragraph" style:parent-style-name="Header">
      <style:paragraph-properties fo:line-height="200%" fo:text-align="center" style:justify-single-word="false"/>
    </style:style>
    <style:style style:name="T1" style:family="text">
      <style:text-properties fo:font-size="12pt" fo:font-weight="normal" fo:background-color="transparent"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c Blackburn<text:line-break/>Schultz<text:line-break/>English 131.11</text:p>
      <text:p text:style-name="P1"><text:span text:style-name="Strong_20_Emphasis"><text:span text:style-name="T1">6 April, 2010</text:span></text:span></text:p>
      <text:p text:style-name="P3"><text:span text:style-name="Strong_20_Emphasis"><text:span text:style-name="T1">Three topics that fire me up</text:span></text:span></text:p>
      <text:p text:style-name="P2"><text:span text:style-name="Strong_20_Emphasis"><text:span text:style-name="T1"><text:tab/>There are plenty of topics out there that really fire me up that I am passionate about. But the three that I enjoy the most would probably be Science, Engineering, and Anime. These topics are obviously unusual but the way they are, there really couldn't be anything better about them. Science is amazing, the things you can accomplish and do. Engineering I get really fired up about, I enjoy building and designing things ever since I was a little kid. And finally anime, its a perfect medium for doing many things. These three topics have so much to teach us, that it could very well lead to your head exploding if you aren't careful. The field of science has so much to teach us yet that it amazes me, how much deeper does the rabbit hole go?</text:span></text:span></text:p>
      <text:p text:style-name="P2"><text:span text:style-name="Strong_20_Emphasis"><text:span text:style-name="T1"><text:tab/>Science is the one topic that probably gets me fired up more then any other. The sheer amount of fields in it alone is staggering. But the ones that are most enjoyable are computer science, physics, quantum mechanics, and many other fields that I can not think of at the moment. I enjoy sitting back relaxing and pondering the evolution of the universe. Where did it come from? Why did it come into existence? Those I don't have any answers but I may stumble onto something one day, who really knows. Ive also pondered and designed A.I. Systems, I even wrote one with mixed results but was still pleased with the results. Unfortunately I don't have access to enough computer power so im limited in my personal research. Quantum mechanics, the god fathers of reason in the field, Max Planck and Albert Einstein. They set the concepts we use today in stone, but I find my self constantly questioning their theories and formulas wondering there has to be something more elegant and flowing to what they're presenting. Because of my interest in sciences I have been lead to the door of engineering.</text:span></text:span></text:p>
      <text:p text:style-name="P2"><text:span text:style-name="Strong_20_Emphasis"><text:span text:style-name="T1"/></text:span></text:p>
      <text:p text:style-name="P2"><text:soft-page-break/><text:span text:style-name="Strong_20_Emphasis"><text:span text:style-name="T1"><text:tab/>Science is of the mind, Engineering is of the body. Engineering and building things has always been an outlet for me. I find my self engrossed in it quickly, Spend an afternoon building a performance engine is a great way to step away from all the abstract thinking and for something more concrete and in front of you. What better way to spend your afternoon away from thinking building something you could practically use or even sell one day. Finally and totally unrelated to the other two is anime. </text:span></text:span></text:p>
      <text:p text:style-name="P2"><text:span text:style-name="Strong_20_Emphasis"><text:span text:style-name="T1"><text:tab/>Anime is out of place and completely misunderstood. Its some what aggravating because of the stereotype attached to it because of the cult fallowing behind it. Because of this cult normal people think it must be crazy and totally avoid it. Another problem is its constantly associated with children's shows which is far from the truth in this day in age. I enjoy it because its a perfect medium for telling a story, art, drama, sound, all of this comes together in almost harmonic way. The voice actors, artists, directors, writers, all of them, they put so much heart and effort into that its a collective work of art. How can we not take the time they took to present us with it only to turn our backs and say we dont want anything to do with it. Anime becomes this vivid almost breathing entity that has so much to teach yo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ric Blackburn</meta:initial-creator>
    <meta:creation-date>2010-04-06T18:15:55</meta:creation-date>
    <dc:date>2010-04-06T19:09:55</dc:date>
    <dc:creator>Eric Blackburn</dc:creator>
    <meta:editing-duration>PT00H54M01S</meta:editing-duration>
    <meta:editing-cycles>2</meta:editing-cycles>
    <meta:generator>OpenOffice.org/3.1$Linux OpenOffice.org_project/310m19$Build-9420</meta:generator>
    <meta:document-statistic meta:table-count="0" meta:image-count="0" meta:object-count="0" meta:page-count="2" meta:paragraph-count="7" meta:word-count="584" meta:character-count="3250"/>
  </office:meta>
</office:document-meta>
</file>